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484" officeooo:paragraph-rsid="0010e484"/>
    </style:style>
    <style:style style:name="P2" style:family="paragraph" style:parent-style-name="Standard">
      <style:text-properties officeooo:rsid="00114c24" officeooo:paragraph-rsid="00114c24"/>
    </style:style>
    <style:style style:name="P3" style:family="paragraph" style:parent-style-name="Standard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" style:family="paragraph" style:parent-style-name="Heading_20_3">
      <style:text-properties style:font-name="Calibri" fo:font-size="11pt" fo:font-weight="normal" officeooo:rsid="0010e484" officeooo:paragraph-rsid="0010e484" style:font-size-asian="11pt" style:font-weight-asian="normal" style:font-size-complex="11pt" style:font-weight-complex="normal"/>
    </style:style>
    <style:style style:name="P5" style:family="paragraph" style:parent-style-name="Heading_20_3">
      <style:text-properties style:font-name="Calibri" fo:font-size="11pt" fo:font-weight="bold" style:font-size-asian="11pt" style:font-weight-asian="bold" style:font-size-complex="11pt" style:font-weight-complex="bold"/>
    </style:style>
    <style:style style:name="P6" style:family="paragraph" style:parent-style-name="Heading_20_3">
      <style:text-properties style:font-name="Calibri" fo:font-size="11pt" fo:font-weight="bold" officeooo:rsid="0010e484" officeooo:paragraph-rsid="0010e484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line-height="100%"/>
      <style:text-properties style:font-name="Calibri" fo:font-size="11pt" fo:font-weight="normal" officeooo:paragraph-rsid="00118d2f" style:font-size-asian="11pt" style:font-weight-asian="normal" style:font-size-complex="11pt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18d2f"/>
    </style:style>
    <style:style style:name="T3" style:family="text">
      <style:text-properties officeooo:rsid="00136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Coca Cola:</text:h>
      <text:p text:style-name="P3">Einsatz von Gentechnik / Lebensmittel- und Umweltzerstörer / Probleme mit Menschenrechte<text:line-break/><text:line-break/>zu Coca Cola gehören folgende Marken und Unternehmen:<text:line-break/>  • Apolinaris<text:line-break/>  • BonAqua<text:line-break/>  • Fanta, Lift, Mezzo Mix, Sprite<text:line-break/>  • Kinley<text:line-break/>  • Nestea<text:line-break/>  • Powerade<text:line-break/>  • Sodenthaler<text:line-break/>  • Urbacher </text:p>
      <text:p text:style-name="P3"/>
      <text:h text:style-name="P6" text:outline-level="3">Kellogs:</text:h>
      <text:p text:style-name="P8">Einsatz von Gentechnik / Lebensmittel- und Umweltzerstörer<text:line-break/><text:line-break/>zu Kellogs gehören folgende Marken und Unternehmen:<text:line-break/>  • Pringle</text:p>
      <text:p text:style-name="P8">  •<text:span text:style-name="T2">Mini-Wheats</text:span><text:line-break/>  • <text:span text:style-name="T3">Pop.tarts</text:span><text:line-break/>  • <text:span text:style-name="T3">Betty Crocker</text:span></text:p>
      <text:h text:style-name="P4" text:outline-level="3">Mars:</text:h>
      <text:p text:style-name="P7">Einsatz von Gentechnik / Lebensmittel- und Umweltzerstörer<text:line-break/><text:line-break/>zu Mars gehören folgende Marken und Unternehmen:<text:line-break/>  • Bounty, Mars, M&amp;M’s, Snickers, Twix<text:line-break/>  • Miracoli<text:line-break/>  • Orbit<text:line-break/>  • Pedigree<text:line-break/>  • Seramis<text:line-break/>  • Skittels<text:line-break/>  • Uncle Bens<text:line-break/>  • Whiskas<text:line-break/>  • Wrigleys</text:p>
      <text:h text:style-name="P6" text:outline-level="3">Nestle:</text:h>
      <text:p text:style-name="P7">Ausbeuter / Einsatz von Gentechnik / Lebensmittel- und Umweltzerstörer<text:line-break/><text:line-break/>zu Nestle gehören folgende Marken und Unternehmen:<text:line-break/>  • After Eight<text:line-break/>  • Aquarell, Perrier, Pure Life, S.Pellegrino, Vittel (Wasser)<text:line-break/>  • Beba, Bübchen<text:line-break/>  • Buitoni (nur die Nudelsoßen)<text:line-break/>  • Caro-Kaffee, Nescafe, Nespresso<text:line-break/>  • Choco Crossies<text:line-break/><text:soft-page-break/>  • Herta (Fleischwaren)<text:line-break/>  • KitKat, Smarties, Yes Torty<text:line-break/>  • Maggi<text:line-break/>  • Mövenpick<text:line-break/>  • Nesquik<text:line-break/>  • Thomy (Feinkostprodukte)<text:line-break/>  • Wagner (Tiefkühlprodukte)</text:p>
      <text:h text:style-name="P6" text:outline-level="3">PepsiCo:</text:h>
      <text:p text:style-name="P7">Einsatz von Gentechnik / Lebensmittel- und Umweltzerstörer<text:line-break/><text:line-break/>zu PepsiCo gehören folgende Marken und Unternehmen:<text:line-break/>  • 7 Up, Pepsi, Mountain Dew<text:line-break/>  • Dole (Säfte)<text:line-break/>  • Frito-Lay<text:line-break/>  • Gatorade<text:line-break/>  • Punica<text:line-break/>  • Quaker<text:line-break/>  • Rockstar<text:line-break/>  • Tropicana</text:p>
      <text:h text:style-name="P6" text:outline-level="3">Procter &amp; Gamble:</text:h>
      <text:p text:style-name="P7">Ausbeuter / Einsatz von Gentechnik / Lebensmittel- und Umweltzerstörer<text:line-break/><text:line-break/>zu Procter &amp; Gamble gehören folgende Marken und Unternehmen:<text:line-break/>  • Always, Alldays, Tampax<text:line-break/>  • Avril Lavigne, Puma (Parfüm)<text:line-break/>  • Ariel, Gain, Dash, Tide<text:line-break/>  • blend-a-dent, blend-a-med, Blendax, Crest, Oral-B<text:line-break/>  • Braun (Elektrogeräte)<text:line-break/>  • Charmin, Plenty<text:line-break/>  • Fairy (Dawn), Meister Proper<text:line-break/>  • Febreze<text:line-break/>  • Downy, Lenor<text:line-break/>  • Gillette<text:line-break/>  • Head &amp; Shoulders, Herbal Essences, Pantene<text:line-break/>  • Iams (Tiernahrung)<text:line-break/>  • Luvs, Pampers<text:line-break/>  • Oil of Olaz<text:line-break/>  • Swiffer<text:line-break/>  • Wick (Erkältungsprodukte)</text:p>
      <text:h text:style-name="P6" text:outline-level="3">Unilever:</text:h>
      <text:p text:style-name="P7">Ausbeuter / Einsatz von Gentechnik / Lebensmittel- und Umweltzerstörer<text:line-break/><text:line-break/><text:soft-page-break/>zu Unilever gehören folgende Marken und Unternehmen:<text:line-break/>  • Axe, Dove, Duschdas, Rexona<text:line-break/>  • Becel, Lätta, Rama<text:line-break/>  • Ben &amp; Jerry’s<text:line-break/>  • BiFi<text:line-break/>  • Cremissimo<text:line-break/>  • Cornetto, Langnese, Magnum<text:line-break/>  • Domestos<text:line-break/>  • Du darst<text:line-break/>  • Knorr<text:line-break/>  • Mazola<text:line-break/>  • Mondamin<text:line-break/>  • Pfanni<text:line-break/>  • Sanella<text:line-break/>  • Slim Fast<text:line-break/>  • Viss</text:p>
      <text:h text:style-name="P5" text:outline-level="3">Mondelez International / Kraft Foods:</text:h>
      <text:p text:style-name="P7">Einsatz von Gentechnik / Lebensmittel- und Umweltzerstörer<text:line-break/><text:line-break/>zu Mondelez gehören folgende Marken und Unternehmen:<text:line-break/>  • belVita<text:line-break/>  • Bull’s-Eye<text:line-break/>  • Daim, Mikado, Milka, Toblerone<text:line-break/>  • Echte Salzburger Mozartkugel<text:line-break/>  • Jacobs Kaffee, Kaffee Hag<text:line-break/>  • Kraft<text:line-break/>  • Miracle Whip<text:line-break/>  • Philadelphia<text:line-break/>  • Oreo<text:line-break/>  • Prince<text:line-break/>  • Tassimo</text:p>
      <text:p text:style-name="Text_20_body"><text:span text:style-name="T1"/></text:p>
      <text:p text:style-name="P1">general mills</text:p>
      <text:p text:style-name="P1"/>
      <text:p text:style-name="P1">johnson&amp;johnson</text:p>
      <text:p text:style-name="P2">vorwürfe Krebsverursachung</text:p>
      <text:p text:style-name="P1"/>
      <text:p text:style-name="P1">kra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5:42:57.144000000</meta:creation-date>
    <dc:date>2019-05-25T16:26:23.006000000</dc:date>
    <meta:editing-duration>PT3M3S</meta:editing-duration>
    <meta:editing-cycles>1</meta:editing-cycles>
    <meta:document-statistic meta:table-count="0" meta:image-count="0" meta:object-count="0" meta:page-count="3" meta:paragraph-count="21" meta:word-count="396" meta:character-count="2755" meta:non-whitespace-character-count="2203"/>
    <meta:generator>LibreOffice/5.4.7.2$Windows_X86_64 LibreOffice_project/c838ef25c16710f8838b1faec480ebba495259d0</meta:generator>
  </office:meta>
</office:document-meta>
</file>